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Gentium Book Basic" svg:font-family="'Gentium Book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font-size="12pt" officeooo:rsid="0005ef42" officeooo:paragraph-rsid="0005ef42" style:font-size-asian="12pt" style:font-size-complex="12pt"/>
    </style:style>
    <style:style style:name="P2" style:family="paragraph" style:parent-style-name="Standard">
      <style:paragraph-properties fo:line-height="150%" fo:text-align="start" style:justify-single-word="false"/>
      <style:text-properties style:font-name="Gentium Book Basic" fo:font-size="12pt" fo:font-style="normal" fo:font-weight="normal" officeooo:rsid="00029d05" officeooo:paragraph-rsid="00029d05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Gentium Book Basic" fo:font-size="12pt" fo:font-style="normal" fo:font-weight="normal" officeooo:rsid="0009d9a3" officeooo:paragraph-rsid="0009d9a3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Gentium Book Basic" fo:font-size="12pt" fo:font-style="italic" fo:font-weight="normal" officeooo:rsid="00029d05" officeooo:paragraph-rsid="00029d05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Gentium Book Basic" fo:font-size="14pt" fo:font-style="italic" fo:font-weight="normal" officeooo:rsid="0019186d" officeooo:paragraph-rsid="0019186d" style:font-size-asian="12.25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paragraph-properties fo:line-height="150%" fo:text-align="start" style:justify-single-word="false" fo:padding="0.0291in" fo:border-left="none" fo:border-right="none" fo:border-top="none" fo:border-bottom="0.06pt solid #000000" style:join-border="false"/>
      <style:text-properties fo:font-size="12pt" officeooo:rsid="00029d05" officeooo:paragraph-rsid="00029d05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 red used in flag to represent social idea of the movement, white to represent nationalism and the swastika to represent the struggle for the victory of Aryan man</text:p>
      <text:p text:style-name="P2">(Goldberg, 72)</text:p>
      <text:p text:style-name="P3"/>
      <text:p text:style-name="P4"/>
      <text:p text:style-name="P2"/>
      <text:p text:style-name="P2"/>
      <text:p text:style-name="P6"/>
      <text:p text:style-name="P1"/>
      <text:p text:style-name="P5">Benito Mussolini &amp; the Original Fascist Move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Gentium Book Basic" svg:font-family="'Gentium Book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6T16:29:14.607245524</meta:creation-date>
    <dc:date>2017-08-14T19:57:19.022658886</dc:date>
    <meta:editing-duration>PT1H33M13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3" meta:word-count="38" meta:character-count="225" meta:non-whitespace-character-count="190"/>
  </office:meta>
</office:document-meta>
</file>